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24in" style:rel-column-width="2862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6444in" style:rel-column-width="6310*"/>
    </style:style>
    <style:style style:name="Tablica5.E" style:family="table-column">
      <style:table-column-properties style:column-width="0.0917in" style:rel-column-width="897*"/>
    </style:style>
    <style:style style:name="Tablica5.F" style:family="table-column">
      <style:table-column-properties style:column-width="0.8299in" style:rel-column-width="8125*"/>
    </style:style>
    <style:style style:name="Tablica5.G" style:family="table-column">
      <style:table-column-properties style:column-width="0.2597in" style:rel-column-width="2543*"/>
    </style:style>
    <style:style style:name="Tablica5.H" style:family="table-column">
      <style:table-column-properties style:column-width="0.35in" style:rel-column-width="3427*"/>
    </style:style>
    <style:style style:name="Tablica5.I" style:family="table-column">
      <style:table-column-properties style:column-width="0.8313in" style:rel-column-width="8142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I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I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I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E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f6ce4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27df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6ce4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f27df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6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7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8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bb20a5" style:font-name-asian="Microsoft YaHei" style:font-size-asian="8pt" style:font-weight-asian="normal" style:font-name-complex="Mangal" style:font-size-complex="8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1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f6ce4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c0103d" style:font-name-asian="Microsoft YaHei" style:font-size-asian="5.25pt" style:font-weight-asian="normal" style:font-name-complex="Mangal" style:font-size-complex="6pt" style:font-weight-complex="normal"/>
    </style:style>
    <style:style style:name="P96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df229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16c032c"/>
    </style:style>
    <style:style style:name="T32" style:family="text">
      <style:text-properties officeooo:rsid="00245a79"/>
    </style:style>
    <style:style style:name="T33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2"><draw:line text:anchor-type="paragraph" draw:z-index="0" draw:name="Shape1" draw:style-name="gr1" draw:text-style-name="P96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3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1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2"><text:text-input text:description="&lt;o.partner_id.country_id.name or ''&gt;">Country</text:text-input></text:p>
              <text:p text:style-name="P41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14">:</text:span><text:span text:style-name="T32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ext:p text:style-name="P43"/>
      <text:p text:style-name="P92"><text:text-input text:description="&lt;for each=&quot;group in get_groups()&quot;&gt;">for groups</text:text-input></text:p>
      <text:p text:style-name="P91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column table:style-name="Tablica5.I"/>
        <table:table-row table:style-name="Tablica5.1">
          <table:table-cell table:style-name="Tablica5.A1" table:number-columns-spanned="9" office:value-type="string">
            <text:p text:style-name="P72"/>
            <text:p text:style-name="P90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1"><text:text-input text:description="&lt;_(&quot;Item&quot;)&gt;">Item</text:text-input></text:p>
          </table:table-cell>
          <table:table-cell table:style-name="Tablica5.B2" office:value-type="string">
            <text:p text:style-name="P61"><text:text-input text:description="&lt;_(&quot;Product&quot;)&gt;">Product</text:text-input></text:p>
          </table:table-cell>
          <table:table-cell table:style-name="Tablica5.C2" office:value-type="string">
            <text:p text:style-name="P61"><text:text-input text:description="&lt;_(&quot;Qty&quot;)&gt;">Qty</text:text-input></text:p>
          </table:table-cell>
          <table:table-cell table:style-name="Tablica5.A2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ica5.B2" office:value-type="string">
            <text:p text:style-name="P66"><text:text-input text:description="&lt;_(&quot;Total&quot;)&gt;">Total</text:text-input></text:p>
          </table:table-cell>
          <table:table-cell table:style-name="Tablica5.A2" table:number-columns-spanned="2" office:value-type="string">
            <text:p text:style-name="P62"><text:text-input text:description="&lt;_(&quot;Disc.&quot;)&gt;">Disc.</text:text-input></text:p>
          </table:table-cell>
          <table:covered-table-cell/>
          <table:table-cell table:style-name="Tablica5.I2" office:value-type="string">
            <text:p text:style-name="P63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6"/>
          </table:table-cell>
          <table:table-cell table:style-name="Tablica5.B3" office:value-type="string">
            <text:p text:style-name="P77"/>
          </table:table-cell>
          <table:table-cell table:style-name="Tablica5.C3" office:value-type="string">
            <text:p text:style-name="P77"/>
          </table:table-cell>
          <table:table-cell table:style-name="Tablica5.A3" table:number-columns-spanned="2" office:value-type="string">
            <text:p text:style-name="P64">[<text:span text:style-name="T17"><text:text-input text:description="&lt;objects.currency_id.name or ''&gt;">curr</text:text-input></text:span>]</text:p>
          </table:table-cell>
          <table:covered-table-cell/>
          <table:table-cell table:style-name="Tablica5.B3" office:value-type="string">
            <text:p text:style-name="P67">[<text:span text:style-name="T10"><text:text-input text:description="&lt;objects.currency_id.name or ''&gt;">curr</text:text-input></text:span>]</text:p>
          </table:table-cell>
          <table:table-cell table:style-name="Tablica5.A3" table:number-columns-spanned="2" office:value-type="string">
            <text:p text:style-name="P65"><text:span text:style-name="T23">[</text:span>%<text:span text:style-name="T23">]</text:span></text:p>
          </table:table-cell>
          <table:covered-table-cell/>
          <table:table-cell table:style-name="Tablica5.I3" office:value-type="string">
            <text:p text:style-name="P64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9" office:value-type="string">
            <text:p text:style-name="P73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8"><text:text-input text:description="&lt;str(get_item_no())&gt;">rbr</text:text-input>.</text:p>
          </table:table-cell>
          <table:table-cell table:style-name="Tablica5.A5" office:value-type="string">
            <text:p text:style-name="P75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8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table:number-columns-spanned="2" office:value-type="string">
            <text:p text:style-name="P69"><text:text-input text:description="&lt;formatLang(line.price_unit, digits=2) or ''&gt;">Price unit</text:text-input></text:p>
          </table:table-cell>
          <table:covered-table-cell/>
          <table:table-cell table:style-name="Tablica5.A5" office:value-type="string">
            <text:p text:style-name="P70"><text:text-input text:description="&lt;formatLang(line.price_unit*line.quantity,digits=2) or ''&gt;">price_unit</text:text-input></text:p>
          </table:table-cell>
          <table:table-cell table:style-name="Tablica5.A5" table:number-columns-spanned="2" office:value-type="string">
            <text:p text:style-name="P69"><text:text-input text:description="&lt;formatLang(line.discount1_percent, digits=3) or ''&gt;">discount</text:text-input></text:p>
          </table:table-cell>
          <table:covered-table-cell/>
          <table:table-cell table:style-name="Tablica5.I5" office:value-type="string">
            <text:p text:style-name="P71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9" office:value-type="string">
            <text:p text:style-name="P7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3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6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  <table:covered-table-cell/>
          <table:table-cell table:style-name="Tablica5.A6" table:number-columns-spanned="2" office:value-type="string">
            <text:p text:style-name="P86"><text:text-input text:description="&lt;formatLang(get_total(group)*o.lcy_rate, digits=2) or ''&gt;">total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2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5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5"><text:text-input text:description="&lt;formatLang(get_discount1(group)*o.lcy_rate, digits=2) or ''&gt;">discount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1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5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5"><text:span text:style-name="T5"><text:text-input text:description="&lt;formatLang(get_untaxed1(group)*o.lcy_rate, digits=2) or ''&gt;">total2_lcy</text:text-input></text:span><text:s/><text:span text:style-name="T5"><text:text-input text:description="&lt;company.currency_id.name or ''&gt;">curr_lcy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8"><text:text-input text:description="&lt;if test=&quot;get_discount2(group)&gt;0.01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1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covered-table-cell/>
          <table:covered-table-cell/>
          <table:table-cell table:style-name="Tablica5.E11" table:number-columns-spanned="3" office:value-type="string">
            <text:p text:style-name="P85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E11" table:number-columns-spanned="2" office:value-type="string">
            <text:p text:style-name="P87"><text:text-input text:description="&lt;formatLang(get_discount2(group)*o.lcy_rate, digits=2) or ''&gt;">additional_discount_lcy</text:text-input><text:s text:c="2"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0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4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4"><text:text-input text:description="&lt;formatLang(get_untaxed2(group)*o.lcy_rate, digits=2) or ''&gt;">total2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8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89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9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26"><text:text-input text:description="&lt;/for&gt;">End For line</text:text-input></text:p>
            <text:p text:style-name="P28"><text:text-input text:description="&lt;for each=&quot;warranty  in o.warranty_period_data_sale_ids&quot;&gt;">For line</text:text-input></text:p>
            <text:p text:style-name="P37"><text:text-input text:description="&lt;warranty.description or ''&gt;">price_description</text:text-input></text:p>
            <text:p text:style-name="P2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6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5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8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0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95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7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3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7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9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4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9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7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6:49:59.166790654</dc:date>
    <meta:editing-duration>P3DT19H52M49S</meta:editing-duration>
    <meta:editing-cycles>413</meta:editing-cycles>
    <meta:generator>LibreOffice/6.0.1.1$Linux_X86_64 LibreOffice_project/00m0$Build-1</meta:generator>
    <meta:document-statistic meta:table-count="10" meta:image-count="0" meta:object-count="0" meta:page-count="2" meta:paragraph-count="113" meta:word-count="587" meta:character-count="2029" meta:non-whitespace-character-count="1894"/>
  </office:meta>
</office:document-meta>
</file>